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07cm" svg:height="9.429cm" svg:x="9.431cm" svg:y="3.294cm">
            <draw:object draw:notify-on-update-of-ranges="Sheet1.A2:Sheet1.A12 Sheet1.B1:Sheet1.B1 Sheet1.B2:Sheet1.B12 Sheet1.C1:Sheet1.C1 Sheet1.C2:Sheet1.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ctividad</text:p>
          </table:table-cell>
          <table:table-cell table:style-name="Default" office:value-type="string" calcext:value-type="string">
            <text:p>inicio</text:p>
          </table:table-cell>
          <table:table-cell office:value-type="string" calcext:value-type="string">
            <text:p>duracion</text:p>
          </table:table-cell>
          <table:table-cell table:style-name="Default" office:value-type="string" calcext:value-type="string">
            <text:p>f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vidad A</text:p>
          </table:table-cell>
          <table:table-cell office:value-type="date" office:date-value="2020-05-11" calcext:value-type="date">
            <text:p>11/05/20</text:p>
          </table:table-cell>
          <table:table-cell office:value-type="float" office:value="10" calcext:value-type="float">
            <text:p>10</text:p>
          </table:table-cell>
          <table:table-cell table:formula="of:=[.B2]+[.C2]" office:value-type="date" office:date-value="2020-05-21" calcext:value-type="date">
            <text:p>21/05/20</text:p>
          </table:table-cell>
          <table:table-cell/>
          <table:table-cell office:value-type="string" calcext:value-type="string">
            <text:p>Inicio proyecto</text:p>
          </table:table-cell>
          <table:table-cell table:style-name="ce1" table:formula="of:=MIN([.B$1:.B$1048576])" office:value-type="date" office:date-value="2020-05-11" calcext:value-type="date">
            <text:p>11/05/20</text:p>
          </table:table-cell>
          <table:table-cell/>
          <table:table-cell office:value-type="string" calcext:value-type="string">
            <text:p>Intrucciones:</text:p>
          </table:table-cell>
          <table:table-cell office:value-type="string" calcext:value-type="string">
            <text:p>Añadir las actividades y su duracion en las culunmas A, B, y C, <text:s text:c="2"/>D es automatica, por la suma de B y C</text:p>
          </table:table-cell>
        </table:table-row>
        <table:table-row table:style-name="ro1">
          <table:table-cell office:value-type="string" calcext:value-type="string">
            <text:p>actividad B</text:p>
          </table:table-cell>
          <table:table-cell table:formula="of:=[.D2]" office:value-type="date" office:date-value="2020-05-21" calcext:value-type="date">
            <text:p>21/05/20</text:p>
          </table:table-cell>
          <table:table-cell office:value-type="float" office:value="5" calcext:value-type="float">
            <text:p>5</text:p>
          </table:table-cell>
          <table:table-cell table:formula="of:=[.B3]+[.C3]" office:value-type="date" office:date-value="2020-05-26" calcext:value-type="date">
            <text:p>26/05/20</text:p>
          </table:table-cell>
          <table:table-cell/>
          <table:table-cell office:value-type="string" calcext:value-type="string">
            <text:p>Fin proyecto</text:p>
          </table:table-cell>
          <table:table-cell table:style-name="ce1" table:formula="of:=MAX([.D$1:.D$1048576])" office:value-type="date" office:date-value="2020-08-03" calcext:value-type="date">
            <text:p>03/08/20</text:p>
          </table:table-cell>
          <table:table-cell table:number-columns-repeated="2"/>
          <table:table-cell office:value-type="string" calcext:value-type="string">
            <text:p>doble click en la grafica y acceder a intervalos de datos y asignar las columnas de A a C (Quitar el indicador de fila(el numerico))</text:p>
          </table:table-cell>
        </table:table-row>
        <table:table-row table:style-name="ro1">
          <table:table-cell office:value-type="string" calcext:value-type="string">
            <text:p>actividad C</text:p>
          </table:table-cell>
          <table:table-cell table:formula="of:=[.D3]" office:value-type="date" office:date-value="2020-05-26" calcext:value-type="date">
            <text:p>26/05/20</text:p>
          </table:table-cell>
          <table:table-cell office:value-type="float" office:value="2" calcext:value-type="float">
            <text:p>2</text:p>
          </table:table-cell>
          <table:table-cell table:formula="of:=[.B4]+[.C4]" office:value-type="date" office:date-value="2020-05-28" calcext:value-type="date">
            <text:p>28/05/20</text:p>
          </table:table-cell>
          <table:table-cell table:number-columns-repeated="5"/>
          <table:table-cell office:value-type="string" calcext:value-type="string">
            <text:p>acceder a formato del eje Y, en la pestanaña escala, indicar las fechas de inicio y fin en minimo y maximo(ambas automaticas)(Añadir o quitar unos dias a gusto)</text:p>
          </table:table-cell>
        </table:table-row>
        <table:table-row table:style-name="ro1">
          <table:table-cell office:value-type="string" calcext:value-type="string">
            <text:p>actividad D</text:p>
          </table:table-cell>
          <table:table-cell table:formula="of:=[.D4]" office:value-type="date" office:date-value="2020-05-28" calcext:value-type="date">
            <text:p>28/05/20</text:p>
          </table:table-cell>
          <table:table-cell office:value-type="float" office:value="15" calcext:value-type="float">
            <text:p>15</text:p>
          </table:table-cell>
          <table:table-cell table:formula="of:=[.B5]+[.C5]" office:value-type="date" office:date-value="2020-06-12" calcext:value-type="date">
            <text:p>12/06/20</text:p>
          </table:table-cell>
          <table:table-cell table:number-columns-repeated="5"/>
          <table:table-cell office:value-type="string" calcext:value-type="string">
            <text:p>acceder a formato del eje Y, en la pestanaña escala, ajustar a gusto el intervalo</text:p>
          </table:table-cell>
        </table:table-row>
        <table:table-row table:style-name="ro1">
          <table:table-cell office:value-type="string" calcext:value-type="string">
            <text:p>actividad E</text:p>
          </table:table-cell>
          <table:table-cell table:formula="of:=[.D5]" office:value-type="date" office:date-value="2020-06-12" calcext:value-type="date">
            <text:p>12/06/20</text:p>
          </table:table-cell>
          <table:table-cell office:value-type="float" office:value="8" calcext:value-type="float">
            <text:p>8</text:p>
          </table:table-cell>
          <table:table-cell table:formula="of:=[.B6]+[.C6]" office:value-type="date" office:date-value="2020-06-20" calcext:value-type="date">
            <text:p>20/06/20</text:p>
          </table:table-cell>
          <table:table-cell table:number-columns-repeated="4"/>
          <table:table-cell office:value-type="string" calcext:value-type="string">
            <text:p><text:a xlink:href="https://www.youtube.com/watch?v=chR6kx4btDQ" xlink:type="simple">https://www.youtube.com/watch?v=chR6kx4btDQ</text:a></text:p>
          </table:table-cell>
          <table:table-cell/>
        </table:table-row>
        <table:table-row table:style-name="ro1">
          <table:table-cell office:value-type="string" calcext:value-type="string">
            <text:p>actividad F</text:p>
          </table:table-cell>
          <table:table-cell table:formula="of:=[.D6]" office:value-type="date" office:date-value="2020-06-20" calcext:value-type="date">
            <text:p>20/06/20</text:p>
          </table:table-cell>
          <table:table-cell office:value-type="float" office:value="4" calcext:value-type="float">
            <text:p>4</text:p>
          </table:table-cell>
          <table:table-cell table:formula="of:=[.B7]+[.C7]" office:value-type="date" office:date-value="2020-06-24" calcext:value-type="date">
            <text:p>24/06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vidad G</text:p>
          </table:table-cell>
          <table:table-cell table:formula="of:=[.B5]" office:value-type="date" office:date-value="2020-05-28" calcext:value-type="date">
            <text:p>28/05/20</text:p>
          </table:table-cell>
          <table:table-cell office:value-type="float" office:value="15" calcext:value-type="float">
            <text:p>15</text:p>
          </table:table-cell>
          <table:table-cell table:formula="of:=[.B8]+[.C8]" office:value-type="date" office:date-value="2020-06-12" calcext:value-type="date">
            <text:p>12/06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vidad H</text:p>
          </table:table-cell>
          <table:table-cell table:formula="of:=[.D8]" office:value-type="date" office:date-value="2020-06-12" calcext:value-type="date">
            <text:p>12/06/20</text:p>
          </table:table-cell>
          <table:table-cell office:value-type="float" office:value="1" calcext:value-type="float">
            <text:p>1</text:p>
          </table:table-cell>
          <table:table-cell table:formula="of:=[.B9]+[.C9]" office:value-type="date" office:date-value="2020-06-13" calcext:value-type="date">
            <text:p>13/06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vidad I</text:p>
          </table:table-cell>
          <table:table-cell table:formula="of:=[.D9]" office:value-type="date" office:date-value="2020-06-13" calcext:value-type="date">
            <text:p>13/06/20</text:p>
          </table:table-cell>
          <table:table-cell office:value-type="float" office:value="20" calcext:value-type="float">
            <text:p>20</text:p>
          </table:table-cell>
          <table:table-cell table:formula="of:=[.B10]+[.C10]" office:value-type="date" office:date-value="2020-07-03" calcext:value-type="date">
            <text:p>03/07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vidad J</text:p>
          </table:table-cell>
          <table:table-cell table:formula="of:=[.D10]" office:value-type="date" office:date-value="2020-07-03" calcext:value-type="date">
            <text:p>03/07/20</text:p>
          </table:table-cell>
          <table:table-cell office:value-type="float" office:value="30" calcext:value-type="float">
            <text:p>30</text:p>
          </table:table-cell>
          <table:table-cell table:formula="of:=[.B11]+[.C11]" office:value-type="date" office:date-value="2020-08-02" calcext:value-type="date">
            <text:p>02/08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vidad L</text:p>
          </table:table-cell>
          <table:table-cell table:formula="of:=[.D11]" office:value-type="date" office:date-value="2020-08-02" calcext:value-type="date">
            <text:p>02/08/20</text:p>
          </table:table-cell>
          <table:table-cell office:value-type="float" office:value="1" calcext:value-type="float">
            <text:p>1</text:p>
          </table:table-cell>
          <table:table-cell table:formula="of:=[.B12]+[.C12]" office:value-type="date" office:date-value="2020-08-03" calcext:value-type="date">
            <text:p>03/08/2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9:46:47.9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5-11T20:01:16.129000000</dc:date>
    <meta:editing-duration>PT2H57M6S</meta:editing-duration>
    <meta:editing-cycles>23</meta:editing-cycles>
    <meta:document-statistic meta:table-count="1" meta:cell-count="58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7">
      <style:chart-properties chart:display-label="true" chart:logarithmic="false" chart:minimum="43962" chart:maximum="44048" chart:origin="0" chart:interval-major="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link-data-style-to-source="true"/>
      <style:graphic-properties draw:stroke="none" draw:fill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08cm" svg:height="9.43cm" xlink:href=".." xlink:type="simple" chart:class="chart:bar" chart:style-name="ch1">
        <chart:plot-area chart:style-name="ch2" table:cell-range-address="Sheet1.A1:Sheet1.C12" chart:data-source-has-labels="both" svg:x="0.334cm" svg:y="0.188cm" svg:width="16.04cm" svg:height="9.054cm">
          <chartooo:coordinate-region svg:x="2.306cm" svg:y="1.659cm" svg:width="13.92cm" svg:height="7.583cm"/>
          <chart:axis chart:dimension="x" chart:name="primary-x" chart:style-name="ch3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bar">
            <chart:data-point chart:repeated="11"/>
          </chart:series>
          <chart:series chart:style-name="ch7" chart:values-cell-range-address="Sheet1.C2:Sheet1.C12" chart:label-cell-address="Sheet1.C1:Sheet1.C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cio</text:p>
                <draw:g>
                  <svg:desc>Sheet1.B1:Sheet1.B1</svg:desc>
                </draw:g>
              </table:table-cell>
              <table:table-cell office:value-type="string">
                <text:p>durac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ividad A</text:p>
                <draw:g>
                  <svg:desc>Sheet1.A2:Sheet1.A12</svg:desc>
                </draw:g>
              </table:table-cell>
              <table:table-cell office:value-type="float" office:value="43962">
                <text:p>43962</text:p>
                <draw:g>
                  <svg:desc>Sheet1.B2:Sheet1.B12</svg:desc>
                </draw:g>
              </table:table-cell>
              <table:table-cell office:value-type="float" office:value="10">
                <text:p>10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actividad B</text:p>
              </table:table-cell>
              <table:table-cell office:value-type="float" office:value="43972">
                <text:p>439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ctividad C</text:p>
              </table:table-cell>
              <table:table-cell office:value-type="float" office:value="43977">
                <text:p>43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ctividad D</text:p>
              </table:table-cell>
              <table:table-cell office:value-type="float" office:value="43979">
                <text:p>439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ctividad E</text:p>
              </table:table-cell>
              <table:table-cell office:value-type="float" office:value="43994">
                <text:p>439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ctividad F</text:p>
              </table:table-cell>
              <table:table-cell office:value-type="float" office:value="44002">
                <text:p>440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ctividad G</text:p>
              </table:table-cell>
              <table:table-cell office:value-type="float" office:value="43979">
                <text:p>439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ctividad H</text:p>
              </table:table-cell>
              <table:table-cell office:value-type="float" office:value="43994">
                <text:p>43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ctividad I</text:p>
              </table:table-cell>
              <table:table-cell office:value-type="float" office:value="43995">
                <text:p>43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ctividad J</text:p>
              </table:table-cell>
              <table:table-cell office:value-type="float" office:value="44015">
                <text:p>440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ctividad L</text:p>
              </table:table-cell>
              <table:table-cell office:value-type="float" office:value="44045">
                <text:p>44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